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685" officeooo:paragraph-rsid="00019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buntu 20.4</text:p>
      <text:p text:style-name="P1">greta:greta</text:p>
      <text:p text:style-name="P1"/>
      <text:p text:style-name="P1">Mysql </text:p>
      <text:p text:style-name="P1">root:greta</text:p>
      <text:p text:style-name="P1">admin:gret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5:40:02.471537652</meta:creation-date>
    <dc:date>2020-09-25T15:41:04.254632065</dc:date>
    <meta:editing-duration>PT1M2S</meta:editing-duration>
    <meta:editing-cycles>1</meta:editing-cycles>
    <meta:document-statistic meta:table-count="0" meta:image-count="0" meta:object-count="0" meta:page-count="1" meta:paragraph-count="5" meta:word-count="6" meta:character-count="49" meta:non-whitespace-character-count="47"/>
    <meta:generator>LibreOffice/6.4.6.2$Linux_X86_64 LibreOffice_project/40$Build-2</meta:generator>
  </office:meta>
</office:document-meta>
</file>